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4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3" svg:font-family="'IPH Lib Serif'" style:font-family-generic="roman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6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49" style:family="table" style:master-page-name="Титул_20_английский">
      <style:table-properties style:width="131mm" style:rel-width="100%" style:page-number="auto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5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d1811b" style:font-size-asian="9pt" style:font-size-complex="9pt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tyle="normal" officeooo:paragraph-rsid="01eedfb5" style:font-style-asian="normal" style:font-style-complex="normal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7" style:family="paragraph" style:parent-style-name="Text_20_body">
      <style:paragraph-properties fo:margin-left="0mm" fo:margin-right="0mm" fo:text-indent="0mm" style:auto-text-indent="false"/>
    </style:style>
    <style:style style:name="P1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indent="0mm" style:auto-text-indent="false" fo:background-color="transparent" style:writing-mode="page"/>
      <style:text-properties style:font-name="Liberation Serif3" fo:font-size="9pt" fo:language="en" fo:country="US" officeooo:rsid="01ac1623" officeooo:paragraph-rsid="0252fa55" style:font-size-asian="9pt" style:font-size-complex="9pt" style:text-scale="96%"/>
    </style:style>
    <style:style style:name="P1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0mm" style:auto-text-indent="false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6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7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2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4" fo:font-size="10pt" fo:letter-spacing="-0.04mm" officeooo:rsid="01afbe36" officeooo:paragraph-rsid="01d1811b" style:font-size-asian="10pt" style:font-size-complex="10pt" style:text-scale="96%"/>
    </style:style>
    <style:style style:name="P30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31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indent="7mm" style:auto-text-indent="false" fo:background-color="transparent" style:writing-mode="page"/>
      <style:text-properties style:font-name="Liberation Serif4" fo:font-size="10pt" fo:font-weight="bold" officeooo:rsid="01afbe36" officeooo:paragraph-rsid="01d1811b" style:font-size-asian="10pt" style:font-weight-asian="bold" style:font-size-complex="10pt" style:font-weight-complex="bold" style:text-scale="96%"/>
    </style:style>
    <style:style style:name="P32" style:family="paragraph" style:parent-style-name="Редколлегия" style:master-page-name="">
      <style:paragraph-properties fo:margin-top="0mm" fo:margin-bottom="4.5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d1811b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d1811b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language="en" fo:country="US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1811b" style:font-size-asian="9pt" style:font-weight-asian="bold" style:font-size-complex="9pt" style:font-weight-complex="bold"/>
    </style:style>
    <style:style style:name="P39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officeooo:paragraph-rsid="01ecfdb2"/>
    </style:style>
    <style:style style:name="P40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41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42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30c4b5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9ccd01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Редколлегия" style:master-page-name="">
      <style:paragraph-properties fo:margin-top="0mm" fo:margin-bottom="4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45" style:family="paragraph" style:parent-style-name="Редколлегия">
      <style:paragraph-properties fo:margin-top="0mm" fo:margin-bottom="7mm" loext:contextual-spacing="false" fo:line-height="3.4mm" fo:text-align="justify" style:justify-single-word="false"/>
      <style:text-properties officeooo:rsid="019ccd01" officeooo:paragraph-rsid="01d1811b" style:text-scale="98%"/>
    </style:style>
    <style:style style:name="P46" style:family="paragraph" style:parent-style-name="Contents_20_1">
      <style:text-properties style:font-name="Liberation Serif3" fo:font-size="10pt" style:font-size-asian="10pt" style:font-size-complex="10pt"/>
    </style:style>
    <style:style style:name="P47" style:family="paragraph" style:parent-style-name="Contents_20_1">
      <style:paragraph-properties fo:text-align="start" style:justify-single-word="false">
        <style:tab-stops>
          <style:tab-stop style:position="140m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8c660"/>
    </style:style>
    <style:style style:name="P50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9b2f7"/>
    </style:style>
    <style:style style:name="P51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eecfe"/>
    </style:style>
    <style:style style:name="P52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5c8e0d"/>
    </style:style>
    <style:style style:name="P53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54" style:family="paragraph" style:parent-style-name="Редколлегия">
      <style:paragraph-properties fo:margin-top="0mm" fo:margin-bottom="7.41mm" loext:contextual-spacing="false" fo:line-height="3.4mm"/>
      <style:text-properties fo:letter-spacing="-0.12mm" officeooo:rsid="0194d101" officeooo:paragraph-rsid="01d1811b" style:text-scale="96%"/>
    </style:style>
    <style:style style:name="P55" style:family="paragraph" style:parent-style-name="Standard">
      <style:paragraph-properties fo:line-height="8.47mm"/>
      <style:text-properties style:font-name="Liberation Serif3" fo:font-weight="bold" officeooo:paragraph-rsid="0252fa55" style:font-weight-asian="bold" style:font-weight-complex="bold"/>
    </style:style>
    <style:style style:name="P56" style:family="paragraph" style:parent-style-name="Standard">
      <style:paragraph-properties fo:line-height="150%"/>
      <style:text-properties style:font-name="Liberation Serif3" officeooo:paragraph-rsid="0252fa55"/>
    </style:style>
    <style:style style:name="P57" style:family="paragraph" style:parent-style-name="Standard">
      <style:paragraph-properties fo:line-height="100%"/>
      <style:text-properties style:font-name="Liberation Serif3" officeooo:paragraph-rsid="0252fa55"/>
    </style:style>
    <style:style style:name="P58" style:family="paragraph" style:parent-style-name="Standard">
      <style:paragraph-properties fo:line-height="3.88mm"/>
      <style:text-properties style:font-name="Liberation Serif3" officeooo:paragraph-rsid="0259112d"/>
    </style:style>
    <style:style style:name="P59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language="en" fo:country="US" fo:font-weight="bold" officeooo:rsid="01ac1623" officeooo:paragraph-rsid="0252fa55" style:font-size-asian="12pt" style:font-weight-asian="bold" style:font-name-complex="Liberation Serif3" style:font-size-complex="12pt" style:font-weight-complex="bold"/>
    </style:style>
    <style:style style:name="P60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font-weight="bold" officeooo:rsid="018a1a2d" officeooo:paragraph-rsid="0252fa55" style:font-size-asian="12pt" style:font-weight-asian="bold" style:font-name-complex="Liberation Serif3" style:font-size-complex="12pt" style:font-weight-complex="bold"/>
    </style:style>
    <style:style style:name="P61" style:family="paragraph" style:parent-style-name="Standard">
      <style:paragraph-properties fo:margin-top="6mm" fo:margin-bottom="0mm" loext:contextual-spacing="false" fo:line-height="100%" style:writing-mode="page"/>
      <style:text-properties style:font-name="Liberation Serif3" fo:font-size="9pt" fo:font-style="normal" officeooo:paragraph-rsid="0252fa55" style:font-size-asian="9pt" style:font-style-asian="normal"/>
    </style:style>
    <style:style style:name="P62" style:family="paragraph" style:parent-style-name="Standard">
      <style:paragraph-properties fo:margin-top="6mm" fo:margin-bottom="0mm" loext:contextual-spacing="false" fo:line-height="100%" style:writing-mode="page"/>
      <style:text-properties style:font-name="Liberation Serif3" fo:font-size="9pt" fo:font-style="normal" officeooo:rsid="015c4aa2" officeooo:paragraph-rsid="0252fa55" style:font-size-asian="9pt" style:font-style-asian="normal" style:font-size-complex="9pt" style:font-style-complex="normal"/>
    </style:style>
    <style:style style:name="P63" style:family="paragraph" style:parent-style-name="Standard">
      <style:paragraph-properties fo:margin-top="6mm" fo:margin-bottom="0mm" loext:contextual-spacing="false" fo:line-height="150%"/>
      <style:text-properties style:font-name="Liberation Serif3" officeooo:paragraph-rsid="0252fa55"/>
    </style:style>
    <style:style style:name="P64" style:family="paragraph" style:parent-style-name="Standard">
      <style:paragraph-properties fo:margin-top="6mm" fo:margin-bottom="0mm" loext:contextual-spacing="false" fo:line-height="100%" fo:text-align="start" style:justify-single-word="false"/>
      <style:text-properties style:font-name="Liberation Serif3" fo:font-size="9pt" officeooo:paragraph-rsid="0252fa55" style:font-size-asian="9pt" style:font-size-complex="9pt"/>
    </style:style>
    <style:style style:name="P65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officeooo:paragraph-rsid="02534600" style:font-size-asian="9pt" style:font-size-complex="9pt"/>
    </style:style>
    <style:style style:name="P66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officeooo:paragraph-rsid="0252fa55" style:font-size-asian="9pt" style:font-size-complex="9pt"/>
    </style:style>
    <style:style style:name="P67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fo:language="en" fo:country="US" officeooo:rsid="015db5f0" officeooo:paragraph-rsid="0259112d" style:font-size-asian="9pt" style:font-size-complex="9pt"/>
    </style:style>
    <style:style style:name="P68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fo:language="en" fo:country="US" officeooo:rsid="01ac1623" officeooo:paragraph-rsid="0259112d" style:font-size-asian="9pt" style:font-size-complex="9pt"/>
    </style:style>
    <style:style style:name="P69" style:family="paragraph" style:parent-style-name="Информация_20_о_20_журнале">
      <style:text-properties officeooo:paragraph-rsid="025c8e0d"/>
    </style:style>
    <style:style style:name="P70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71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3" fo:font-size="10pt" officeooo:paragraph-rsid="0252fa55" style:font-size-asian="10pt" style:font-size-complex="10pt"/>
    </style:style>
    <style:style style:name="P72" style:family="paragraph" style:parent-style-name="Contents_20_1">
      <style:paragraph-properties>
        <style:tab-stops/>
      </style:paragraph-properties>
      <style:text-properties style:font-name="Liberation Serif3"/>
    </style:style>
    <style:style style:name="P73" style:family="paragraph" style:parent-style-name="Contents_20_1">
      <style:paragraph-properties>
        <style:tab-stops/>
      </style:paragraph-properties>
      <style:text-properties style:font-name="Liberation Serif3" fo:font-style="normal" style:font-style-asian="normal" style:font-style-complex="normal"/>
    </style:style>
    <style:style style:name="P74" style:family="paragraph" style:parent-style-name="Contents_20_1">
      <style:paragraph-properties>
        <style:tab-stops/>
      </style:paragraph-properties>
      <style:text-properties style:font-name="Liberation Serif3" fo:font-size="10pt" style:font-size-asian="10pt" style:font-size-complex="10pt"/>
    </style:style>
    <style:style style:name="P75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Liberation Serif3"/>
    </style:style>
    <style:style style:name="P76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style:font-name="Liberation Serif3" officeooo:paragraph-rsid="01feecfe"/>
    </style:style>
    <style:style style:name="P77" style:family="paragraph" style:parent-style-name="Contents_20_Heading" style:master-page-name="В_20_номере">
      <style:paragraph-properties style:page-number="auto" fo:break-before="page"/>
      <style:text-properties style:font-name="Liberation Serif3"/>
    </style:style>
    <style:style style:name="P78" style:family="paragraph" style:parent-style-name="Contents_20_Heading" style:master-page-name="Table_20_of_20_contents">
      <style:paragraph-properties style:page-number="auto"/>
      <style:text-properties style:font-name="Liberation Serif3" fo:font-size="10pt" style:font-size-asian="10pt" style:font-size-complex="10pt"/>
    </style:style>
    <style:style style:name="P79" style:family="paragraph" style:parent-style-name="Заголовок_20_информации_20_для_20_авторов" style:master-page-name="Выпускная_20_страница">
      <style:paragraph-properties style:page-number="auto" fo:break-before="page"/>
    </style:style>
    <style:style style:name="P80" style:family="paragraph" style:parent-style-name="Text_20_body" style:master-page-name="Первая_20_страница_20_статьи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1e9c38d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9c3fa3"/>
    </style:style>
    <style:style style:name="T8" style:family="text">
      <style:text-properties officeooo:rsid="009f4cf9"/>
    </style:style>
    <style:style style:name="T9" style:family="text">
      <style:text-properties officeooo:rsid="0193a2ec"/>
    </style:style>
    <style:style style:name="T10" style:family="text">
      <style:text-properties officeooo:rsid="019e19e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2982335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language-asian="zh" style:country-asian="CN" style:font-weight-asian="bold"/>
    </style:style>
    <style:style style:name="T15" style:family="text">
      <style:text-properties fo:language="en" fo:country="US" fo:background-color="#ffffff" loext:char-shading-value="0" style:language-asian="zh" style:country-asian="CN"/>
    </style:style>
    <style:style style:name="T16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normal"/>
    </style:style>
    <style:style style:name="T17" style:family="text">
      <style:text-properties fo:language="en" fo:country="US" style:language-asian="zh" style:country-asian="CN"/>
    </style:style>
    <style:style style:name="T18" style:family="text">
      <style:text-properties fo:language="en" fo:country="US" officeooo:rsid="02c53196" fo:background-color="transparent" loext:char-shading-value="0"/>
    </style:style>
    <style:style style:name="T19" style:family="text">
      <style:text-properties fo:language="en" fo:country="US" officeooo:rsid="02cdd5dd" fo:background-color="transparent" loext:char-shading-value="0"/>
    </style:style>
    <style:style style:name="T20" style:family="text">
      <style:text-properties fo:language="en" fo:country="US" officeooo:rsid="02534600"/>
    </style:style>
    <style:style style:name="T21" style:family="text">
      <style:text-properties officeooo:rsid="01a93755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1925bed" style:font-style-asian="italic" style:font-style-complex="italic"/>
    </style:style>
    <style:style style:name="T24" style:family="text">
      <style:text-properties fo:font-style="italic" style:font-style-asian="italic" loext:padding="0mm" loext:border="0.51pt solid #000000"/>
    </style:style>
    <style:style style:name="T25" style:family="text">
      <style:text-properties fo:font-style="italic" officeooo:rsid="0254997c" style:font-style-asian="italic"/>
    </style:style>
    <style:style style:name="T26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 style:text-scale="99%"/>
    </style:style>
    <style:style style:name="T30" style:family="text">
      <style:text-properties fo:font-weight="bold" officeooo:rsid="015c4aa2" style:font-weight-asian="bold" style:font-size-complex="9pt" style:font-style-complex="normal" style:font-weight-complex="bold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1925bed" style:font-size-asian="9pt" style:font-size-complex="9pt"/>
    </style:style>
    <style:style style:name="T33" style:family="text">
      <style:text-properties fo:font-size="9pt" officeooo:rsid="0259112d" style:font-size-asian="9pt" style:font-size-complex="9pt"/>
    </style:style>
    <style:style style:name="T34" style:family="text">
      <style:text-properties fo:font-size="9pt" fo:font-style="italic" style:font-size-asian="9pt" style:font-style-asian="italic" style:font-size-complex="9pt" style:font-style-complex="italic"/>
    </style:style>
    <style:style style:name="T35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36" style:family="text">
      <style:text-properties fo:font-size="9pt" fo:font-style="italic" officeooo:rsid="0259112d" style:font-size-asian="9pt" style:font-style-asian="italic" style:font-size-complex="9pt" style:font-style-complex="italic"/>
    </style:style>
    <style:style style:name="T37" style:family="text">
      <style:text-properties fo:font-size="9pt" fo:font-style="italic" style:font-size-asian="9pt" style:font-style-asian="italic" style:font-name-complex="Liberation Serif3" style:font-size-complex="9pt"/>
    </style:style>
    <style:style style:name="T38" style:family="text">
      <style:text-properties fo:font-size="9pt" fo:font-style="italic" style:font-size-asian="9pt" style:font-style-asian="italic" style:font-name-complex="Liberation Serif3" style:font-size-complex="9pt" style:font-style-complex="italic"/>
    </style:style>
    <style:style style:name="T39" style:family="text">
      <style:text-properties fo:font-size="9pt" fo:font-style="italic" officeooo:rsid="02534600" style:font-size-asian="9pt" style:font-style-asian="italic" style:font-name-complex="Liberation Serif3" style:font-size-complex="9pt" style:font-style-complex="italic"/>
    </style:style>
    <style:style style:name="T40" style:family="text">
      <style:text-properties fo:font-size="9pt" fo:font-style="italic" officeooo:rsid="0259112d" style:font-size-asian="9pt" style:font-style-asian="italic" style:font-name-complex="Liberation Serif3" style:font-size-complex="9pt" style:font-style-complex="italic"/>
    </style:style>
    <style:style style:name="T41" style:family="text">
      <style:text-properties fo:font-size="9pt" fo:font-style="italic" officeooo:rsid="02aadfba" style:font-size-asian="9pt" style:font-style-asian="italic" style:font-name-complex="Liberation Serif3" style:font-size-complex="9pt" style:font-style-complex="italic"/>
    </style:style>
    <style:style style:name="T42" style:family="text">
      <style:text-properties fo:font-size="9pt" fo:font-style="italic" officeooo:rsid="02534600" style:font-size-asian="9pt" style:font-style-asian="italic" style:font-name-complex="Liberation Serif3" style:font-size-complex="9pt"/>
    </style:style>
    <style:style style:name="T43" style:family="text">
      <style:text-properties fo:font-size="9pt" fo:font-style="italic" officeooo:rsid="0259112d" style:font-size-asian="9pt" style:font-style-asian="italic" style:font-name-complex="Liberation Serif3" style:font-size-complex="9pt"/>
    </style:style>
    <style:style style:name="T44" style:family="text">
      <style:text-properties fo:font-size="9pt" fo:language="en" fo:country="US" fo:font-style="normal" style:text-underline-style="none" fo:font-weight="bold" officeooo:rsid="01925bed" style:font-size-asian="9pt" style:font-style-asian="normal" style:font-weight-asian="bold" style:font-size-complex="9pt" style:font-style-complex="normal" style:font-weight-complex="normal"/>
    </style:style>
    <style:style style:name="T45" style:family="text">
      <style:text-properties fo:font-size="9pt" fo:language="en" fo:country="US" fo:font-style="normal" style:text-underline-style="none" fo:font-weight="normal" officeooo:rsid="016baf6f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6" style:family="text">
      <style:text-properties fo:font-size="9pt" fo:language="en" fo:country="US" fo:font-style="normal" style:text-underline-style="none" fo:font-weight="normal" officeooo:rsid="01925bed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7" style:family="text">
      <style:text-properties fo:font-size="9pt" fo:language="en" fo:country="US" fo:font-weight="bold" officeooo:rsid="016baf6f" style:font-size-asian="9pt" style:font-weight-asian="bold" style:font-size-complex="9pt" style:font-weight-complex="bold"/>
    </style:style>
    <style:style style:name="T48" style:family="text">
      <style:text-properties fo:font-size="9pt" fo:language="en" fo:country="US" fo:font-weight="bold" officeooo:rsid="01925bed" style:font-size-asian="9pt" style:font-weight-asian="bold" style:font-size-complex="9pt"/>
    </style:style>
    <style:style style:name="T49" style:family="text">
      <style:text-properties fo:font-size="9pt" fo:language="en" fo:country="US" style:text-underline-style="none" fo:font-weight="normal" officeooo:rsid="01925bed" style:font-size-asian="9pt" style:language-asian="zh" style:country-asian="CN" style:font-weight-asian="normal" style:font-size-complex="9pt" style:font-style-complex="italic" style:font-weight-complex="normal"/>
    </style:style>
    <style:style style:name="T50" style:family="text">
      <style:text-properties fo:font-size="9pt" fo:language="en" fo:country="US" style:font-size-asian="9pt" style:font-size-complex="9pt"/>
    </style:style>
    <style:style style:name="T51" style:family="text">
      <style:text-properties fo:font-size="9pt" fo:language="en" fo:country="US" officeooo:rsid="01925bed" style:font-size-asian="9pt" style:font-size-complex="9pt"/>
    </style:style>
    <style:style style:name="T52" style:family="text">
      <style:text-properties fo:font-size="9pt" fo:language="en" fo:country="US" officeooo:rsid="01925bed" style:font-size-asian="9pt" style:language-asian="zh" style:country-asian="CN" style:font-size-complex="9pt"/>
    </style:style>
    <style:style style:name="T53" style:family="text">
      <style:text-properties fo:font-size="9pt" fo:font-style="normal" style:font-size-asian="9pt" style:font-style-asian="normal" style:font-name-complex="Liberation Serif3" style:font-size-complex="9pt" style:font-style-complex="normal"/>
    </style:style>
    <style:style style:name="T54" style:family="text">
      <style:text-properties fo:font-size="9pt" fo:font-style="normal" officeooo:rsid="02534600" style:font-size-asian="9pt" style:font-style-asian="normal" style:font-name-complex="Liberation Serif3" style:font-size-complex="9pt" style:font-style-complex="normal"/>
    </style:style>
    <style:style style:name="T55" style:family="text">
      <style:text-properties fo:font-size="9pt" fo:font-style="normal" officeooo:rsid="0259112d" style:font-size-asian="9pt" style:font-style-asian="normal" style:font-name-complex="Liberation Serif3" style:font-size-complex="9pt" style:font-style-complex="normal"/>
    </style:style>
    <style:style style:name="T56" style:family="text">
      <style:text-properties style:font-name="Liberation Serif3"/>
    </style:style>
    <style:style style:name="T57" style:family="text">
      <style:text-properties style:font-name="Liberation Serif3" fo:language="en" fo:country="US" fo:font-style="italic" style:font-style-asian="italic"/>
    </style:style>
    <style:style style:name="T58" style:family="text">
      <style:text-properties style:font-name="Liberation Serif3" fo:language="en" fo:country="US" fo:font-style="italic" style:font-name-asian="Calibri1" style:language-asian="en" style:country-asian="US" style:font-style-asian="italic" style:font-name-complex="Liberation Serif6"/>
    </style:style>
    <style:style style:name="T59" style:family="text">
      <style:text-properties style:font-name="Liberation Serif3" fo:language="en" fo:country="US" style:font-name-asian="Calibri1" style:language-asian="en" style:country-asian="US" style:font-name-complex="Liberation Serif6"/>
    </style:style>
    <style:style style:name="T60" style:family="text">
      <style:text-properties style:font-name="Liberation Serif3" fo:language="en" fo:country="US" officeooo:rsid="0221c4fd"/>
    </style:style>
    <style:style style:name="T61" style:family="text">
      <style:text-properties style:font-name="Liberation Serif3" fo:font-style="italic" style:font-style-asian="italic"/>
    </style:style>
    <style:style style:name="T62" style:family="text">
      <style:text-properties style:font-name="Liberation Serif3" fo:font-style="italic" fo:font-weight="normal" style:font-style-asian="italic" style:font-weight-asian="normal" style:font-weight-complex="normal"/>
    </style:style>
    <style:style style:name="T63" style:family="text">
      <style:text-properties style:font-name="Liberation Serif3" fo:font-style="italic" style:letter-kerning="true" style:font-name-asian="Arial Unicode MS" style:language-asian="zh" style:country-asian="CN" style:font-style-asian="italic" style:font-name-complex="Liberation Serif6"/>
    </style:style>
    <style:style style:name="T64" style:family="text">
      <style:text-properties style:font-name="Liberation Serif3" fo:font-weight="normal" style:font-weight-asian="normal" style:font-weight-complex="normal"/>
    </style:style>
    <style:style style:name="T65" style:family="text">
      <style:text-properties style:font-name="Liberation Serif3" fo:font-weight="normal" officeooo:rsid="02919a7b" style:font-weight-asian="normal" style:font-weight-complex="normal"/>
    </style:style>
    <style:style style:name="T66" style:family="text">
      <style:text-properties style:font-name="Liberation Serif3" fo:font-style="normal" style:font-style-asian="normal" style:font-style-complex="normal"/>
    </style:style>
    <style:style style:name="T67" style:family="text">
      <style:text-properties style:font-name="Liberation Serif3" fo:language="ru" fo:country="RU" fo:font-style="italic" fo:font-weight="normal" style:language-asian="ru" style:country-asian="RU" style:font-style-asian="italic" style:font-weight-asian="normal" style:font-style-complex="italic"/>
    </style:style>
    <style:style style:name="T68" style:family="text">
      <style:text-properties style:font-name="Liberation Serif3" fo:language="ru" fo:country="RU" style:language-asian="ru" style:country-asian="RU"/>
    </style:style>
    <style:style style:name="T69" style:family="text">
      <style:text-properties style:font-name="Liberation Serif3" fo:font-size="10pt" style:font-size-asian="10pt" style:font-size-complex="10pt"/>
    </style:style>
    <style:style style:name="T70" style:family="text">
      <style:text-properties style:font-name="Liberation Serif3" fo:font-size="10pt" officeooo:rsid="0246f417" style:font-size-asian="10pt" style:font-size-complex="10pt"/>
    </style:style>
    <style:style style:name="T71" style:family="text">
      <style:text-properties style:font-name="Liberation Serif3" fo:font-size="10pt" officeooo:rsid="02924231" style:font-size-asian="10pt" style:font-size-complex="10pt"/>
    </style:style>
    <style:style style:name="T72" style:family="text">
      <style:text-properties style:font-name="Liberation Serif3" fo:font-size="10pt" fo:language="en" fo:country="US" style:font-size-asian="10pt" style:font-size-complex="10pt"/>
    </style:style>
    <style:style style:name="T73" style:family="text">
      <style:text-properties style:font-name="Liberation Serif3" fo:font-size="10pt" fo:language="en" fo:country="US" officeooo:rsid="0221c4fd" style:font-size-asian="10pt" style:font-size-complex="10pt"/>
    </style:style>
    <style:style style:name="T74" style:family="text">
      <style:text-properties style:font-name="Liberation Serif3" fo:font-size="10pt" fo:language="en" fo:country="US" style:font-size-asian="10pt" style:font-name-complex="Times New Roman" style:font-size-complex="10pt"/>
    </style:style>
    <style:style style:name="T75" style:family="text">
      <style:text-properties style:font-name="Liberation Serif3" fo:font-size="10pt" fo:language="en" fo:country="US" fo:font-weight="bold" style:font-size-asian="10pt" style:font-weight-asian="bold" style:font-size-complex="10pt"/>
    </style:style>
    <style:style style:name="T76" style:family="text">
      <style:text-properties style:font-name="Liberation Serif3" fo:font-size="10pt" fo:language="en" fo:country="US" style:font-name-asian="Calibri3" style:font-size-asian="10pt" style:language-asian="en" style:country-asian="US" style:font-size-complex="10pt"/>
    </style:style>
    <style:style style:name="T77" style:family="text">
      <style:text-properties style:font-name="Liberation Serif3" fo:font-size="10pt" fo:language="en" fo:country="US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78" style:family="text">
      <style:text-properties style:font-name="Liberation Serif3" fo:font-size="10pt" fo:language="en" fo:country="US" style:letter-kerning="true" style:font-name-asian="Arial Unicode MS1" style:font-size-asian="10pt" style:language-asian="zh" style:country-asian="CN" style:font-size-complex="10pt" style:language-complex="hi" style:country-complex="IN" style:font-weight-complex="bold"/>
    </style:style>
    <style:style style:name="T79" style:family="text">
      <style:text-properties style:font-name="Liberation Serif3" fo:font-size="10pt" fo:language="en" fo:country="US" fo:font-style="italic" style:font-size-asian="10pt" style:font-style-asian="italic" style:font-size-complex="10pt"/>
    </style:style>
    <style:style style:name="T80" style:family="text">
      <style:text-properties style:font-name="Liberation Serif3" fo:font-size="10pt" fo:language="en" fo:country="US" fo:font-style="italic" style:font-name-asian="Calibri3" style:font-size-asian="10pt" style:language-asian="en" style:country-asian="US" style:font-style-asian="italic" style:font-size-complex="10pt"/>
    </style:style>
    <style:style style:name="T81" style:family="text">
      <style:text-properties style:font-name="Liberation Serif3" fo:font-size="10pt" fo:language="en" fo:country="US" fo:font-style="italic" style:letter-kerning="true" style:font-name-asian="Arial Unicode MS1" style:font-size-asian="10pt" style:language-asian="zh" style:country-asian="CN" style:font-style-asian="italic" style:font-size-complex="10pt" style:language-complex="hi" style:country-complex="IN"/>
    </style:style>
    <style:style style:name="T82" style:family="text">
      <style:text-properties style:font-name="Liberation Serif3" fo:font-size="10pt" fo:language="en" fo:country="US" fo:font-style="italic" fo:font-weight="bold" style:letter-kerning="true" style:font-name-asian="Arial Unicode MS1" style:font-size-asian="10pt" style:language-asian="zh" style:country-asian="CN" style:font-style-asian="italic" style:font-weight-asian="bold" style:font-size-complex="10pt" style:language-complex="hi" style:country-complex="IN"/>
    </style:style>
    <style:style style:name="T83" style:family="text">
      <style:text-properties style:font-name="Liberation Serif3" fo:font-size="10pt" fo:language="en" fo:country="US" fo:font-style="italic" fo:font-weight="normal" style:font-size-asian="10pt" style:font-style-asian="italic" style:font-weight-asian="normal" style:font-name-complex="Times New Roman" style:font-size-complex="10pt" style:font-style-complex="italic"/>
    </style:style>
    <style:style style:name="T84" style:family="text">
      <style:text-properties style:font-name="Liberation Serif3" fo:font-size="10pt" fo:language="en" fo:country="US" fo:font-style="italic" fo:font-weight="normal" officeooo:rsid="01f9b2f7" style:font-size-asian="10pt" style:font-style-asian="italic" style:font-weight-asian="normal" style:font-name-complex="Times New Roman" style:font-size-complex="10pt" style:font-style-complex="italic"/>
    </style:style>
    <style:style style:name="T85" style:family="text">
      <style:text-properties style:font-name="Liberation Serif3" fo:font-size="10pt" fo:language="en" fo:country="US" fo:font-weight="normal" style:font-size-asian="10pt" style:font-weight-asian="normal" style:font-name-complex="Times New Roman" style:font-size-complex="10pt"/>
    </style:style>
    <style:style style:name="T86" style:family="text">
      <style:text-properties style:font-name="Liberation Serif3" fo:font-size="10pt" fo:language="en" fo:country="US" fo:font-style="normal" fo:font-weight="normal" style:font-size-asian="10pt" style:font-style-asian="normal" style:font-weight-asian="normal" style:font-name-complex="Times New Roman" style:font-size-complex="10pt"/>
    </style:style>
    <style:style style:name="T87" style:family="text">
      <style:text-properties style:font-name="Liberation Serif3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88" style:family="text">
      <style:text-properties style:font-name="Liberation Serif3" fo:font-size="10pt" fo:language="none" fo:country="none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89" style:family="text">
      <style:text-properties style:font-name="Liberation Serif3" fo:font-size="10pt" fo:letter-spacing="-0.04mm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90" style:family="text">
      <style:text-properties style:font-name="Liberation Serif3" fo:font-size="10pt" fo:font-weight="normal" officeooo:rsid="02924231" style:font-size-asian="10pt" style:font-weight-asian="normal" style:font-size-complex="10pt" style:font-weight-complex="normal"/>
    </style:style>
    <style:style style:name="T91" style:family="text">
      <style:text-properties style:font-name="Liberation Serif3" officeooo:rsid="0246f417"/>
    </style:style>
    <style:style style:name="T92" style:family="text">
      <style:text-properties style:font-name="Liberation Serif3" officeooo:rsid="026efc94"/>
    </style:style>
    <style:style style:name="T93" style:family="text">
      <style:text-properties style:font-name="Liberation Serif3" officeooo:rsid="02919a7b"/>
    </style:style>
    <style:style style:name="T94" style:family="text">
      <style:text-properties officeooo:rsid="015c4aa2"/>
    </style:style>
    <style:style style:name="T95" style:family="text">
      <style:text-properties officeooo:rsid="018a89c5"/>
    </style:style>
    <style:style style:name="T96" style:family="text">
      <style:text-properties officeooo:rsid="01925bed"/>
    </style:style>
    <style:style style:name="T97" style:family="text">
      <style:text-properties officeooo:rsid="01adf8c8"/>
    </style:style>
    <style:style style:name="T98" style:family="text">
      <style:text-properties fo:language="en" fo:country="none" fo:font-weight="bold" style:language-asian="zh" style:country-asian="CN" style:font-weight-asian="bold"/>
    </style:style>
    <style:style style:name="T99" style:family="text">
      <style:text-properties fo:language="en" fo:country="none" style:language-asian="zh" style:country-asian="CN"/>
    </style:style>
    <style:style style:name="T100" style:family="text">
      <style:text-properties fo:language="de" fo:country="DE"/>
    </style:style>
    <style:style style:name="T101" style:family="text">
      <style:text-properties fo:language="ru" fo:country="RU" officeooo:rsid="01efff20"/>
    </style:style>
    <style:style style:name="T102" style:family="text">
      <style:text-properties officeooo:rsid="0195c269"/>
    </style:style>
    <style:style style:name="T103" style:family="text">
      <style:text-properties fo:letter-spacing="normal"/>
    </style:style>
    <style:style style:name="T104" style:family="text">
      <style:text-properties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background-color="transparent" loext:char-shading-value="0"/>
    </style:style>
    <style:style style:name="T106" style:family="text">
      <style:text-properties officeooo:rsid="018a89c5" fo:background-color="transparent" loext:char-shading-value="0"/>
    </style:style>
    <style:style style:name="T107" style:family="text">
      <style:text-properties officeooo:rsid="0257573d" fo:background-color="transparent" loext:char-shading-value="0"/>
    </style:style>
    <style:style style:name="T108" style:family="text">
      <style:text-properties officeooo:rsid="0259112d" fo:background-color="transparent" loext:char-shading-value="0"/>
    </style:style>
    <style:style style:name="T109" style:family="text">
      <style:text-properties fo:color="#000000"/>
    </style:style>
    <style:style style:name="T110" style:family="text">
      <style:text-properties fo:color="#000000" fo:language="en" fo:country="US"/>
    </style:style>
    <style:style style:name="T111" style:family="text">
      <style:text-properties fo:color="#000000" style:font-name="Liberation Serif3" fo:font-size="10pt" fo:language="en" fo:country="US" style:font-size-asian="10pt" style:language-asian="zh" style:country-asian="CN" style:font-size-complex="10pt"/>
    </style:style>
    <style:style style:name="T112" style:family="text">
      <style:text-properties fo:color="#000000" style:font-name="Liberation Serif3" fo:font-size="10pt" fo:language="en" fo:country="US" officeooo:rsid="02982335" style:font-size-asian="10pt" style:language-asian="zh" style:country-asian="CN" style:font-size-complex="10pt"/>
    </style:style>
    <style:style style:name="T113" style:family="text">
      <style:text-properties fo:color="#000000" style:font-name="Liberation Serif3" fo:font-size="10pt" fo:language="en" fo:country="US" style:font-name-asian="Calibri3" style:font-size-asian="10pt" style:language-asian="zh" style:country-asian="CN" style:font-size-complex="10pt"/>
    </style:style>
    <style:style style:name="T114" style:family="text">
      <style:text-properties fo:color="#000000" fo:letter-spacing="-0.05mm" fo:language="en" fo:country="US"/>
    </style:style>
    <style:style style:name="T115" style:family="text">
      <style:text-properties fo:color="#000000" fo:letter-spacing="-0.05mm" fo:language="en" fo:country="US" fo:font-style="italic" fo:background-color="#ffffff" loext:char-shading-value="0" style:font-style-asian="italic"/>
    </style:style>
    <style:style style:name="T116" style:family="text">
      <style:text-properties fo:color="#000000" fo:letter-spacing="-0.05mm" fo:language="en" fo:country="US" fo:font-style="italic" fo:background-color="#ffffff" loext:char-shading-value="0" style:language-asian="zh" style:country-asian="CN" style:font-style-asian="italic"/>
    </style:style>
    <style:style style:name="T117" style:family="text">
      <style:text-properties fo:color="#000000" fo:letter-spacing="-0.05mm" fo:language="en" fo:country="US" fo:font-weight="bold" fo:background-color="#ffffff" loext:char-shading-value="0" style:font-weight-asian="bold"/>
    </style:style>
    <style:style style:name="T118" style:family="text">
      <style:text-properties fo:color="#000000" fo:letter-spacing="-0.05mm" fo:language="en" fo:country="US" fo:background-color="#ffffff" loext:char-shading-value="0"/>
    </style:style>
    <style:style style:name="T119" style:family="text">
      <style:text-properties style:font-name-asian="TimesNewRomanPS-BoldMT"/>
    </style:style>
    <style:style style:name="T120" style:family="text">
      <style:text-properties style:text-scale="99%"/>
    </style:style>
    <style:style style:name="T121" style:family="text">
      <style:text-properties officeooo:rsid="01ea31a6" style:text-scale="99%"/>
    </style:style>
    <style:style style:name="T122" style:family="text">
      <style:text-properties fo:font-size="12pt" fo:letter-spacing="-0.05mm" fo:language="en" fo:country="US" style:font-size-asian="12pt"/>
    </style:style>
    <style:style style:name="T123" style:family="text">
      <style:text-properties fo:color="#222222" fo:letter-spacing="-0.05mm" fo:language="en" fo:country="US" fo:background-color="#ffffff" loext:char-shading-value="0"/>
    </style:style>
    <style:style style:name="T124" style:family="text">
      <style:text-properties fo:letter-spacing="-0.09mm"/>
    </style:style>
    <style:style style:name="T125" style:family="text">
      <style:text-properties fo:letter-spacing="-0.09mm" fo:font-style="italic" style:font-style-asian="italic"/>
    </style:style>
    <style:style style:name="T126" style:family="text">
      <style:text-properties fo:letter-spacing="-0.05mm" fo:language="en" fo:country="US"/>
    </style:style>
    <style:style style:name="T127" style:family="text">
      <style:text-properties fo:letter-spacing="-0.05mm" fo:language="en" fo:country="US" fo:font-style="italic" style:font-style-asian="italic"/>
    </style:style>
    <style:style style:name="T128" style:family="text">
      <style:text-properties fo:letter-spacing="-0.05mm" fo:language="en" fo:country="US" fo:font-style="italic" style:font-style-asian="italic" loext:padding="0mm" loext:border="0.51pt solid #000000"/>
    </style:style>
    <style:style style:name="T129" style:family="text">
      <style:text-properties fo:letter-spacing="-0.05mm" fo:language="en" fo:country="US" fo:font-weight="bold" style:font-weight-asian="bold"/>
    </style:style>
    <style:style style:name="T130" style:family="text">
      <style:text-properties fo:letter-spacing="-0.05mm" fo:language="en" fo:country="US" officeooo:rsid="019ccd01" style:text-scale="98%"/>
    </style:style>
    <style:style style:name="T131" style:family="text">
      <style:text-properties officeooo:rsid="015c4aa2" style:font-size-complex="9pt" style:font-style-complex="normal"/>
    </style:style>
    <style:style style:name="T132" style:family="text">
      <style:text-properties fo:font-variant="normal" fo:text-transform="none" style:font-name="Liberation Serif3" fo:font-weight="normal"/>
    </style:style>
    <style:style style:name="T133" style:family="text">
      <style:text-properties fo:font-variant="normal" fo:text-transform="none" style:font-name="Liberation Serif3" fo:font-size="10pt" fo:language="en" fo:country="US" fo:font-weight="normal" fo:background-color="transparent" loext:char-shading-value="0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article1LastPage"/>
        <text:user-field-decl office:value-type="string" office:string-value="" text:name="author1Copyright"/>
        <text:user-field-decl office:value-type="string" office:string-value="УДК 101.9" text:name="article1UDK"/>
        <text:user-field-decl office:value-type="string" office:string-value="Фамилия И.О. Название статьи1" text:name="rightHeader1"/>
        <text:user-field-decl office:value-type="string" office:string-value="In memoriam" text:name="leftHeader1"/>
        <text:user-field-decl office:value-type="string" office:string-value="45" text:name="article2LastPage"/>
        <text:user-field-decl office:value-type="string" office:string-value="УДК 167.0" text:name="article2UDK"/>
        <text:user-field-decl office:value-type="string" office:string-value="" text:name="author2Copyright"/>
        <text:user-field-decl office:value-type="string" office:string-value="Коэволюция науки и культуры в трудах Вячеслава Семеновича Степина" text:name="rightHeader2"/>
        <text:user-field-decl office:value-type="string" office:string-value="Наука, техника, общество" text:name="leftHeader2"/>
        <text:user-field-decl office:value-type="string" office:string-value="60" text:name="article3LastPage"/>
        <text:user-field-decl office:value-type="string" office:string-value="УДК 165.12" text:name="article3UDK"/>
        <text:user-field-decl office:value-type="string" office:string-value="© Rockmore Tom " text:name="author3Copyright"/>
        <text:user-field-decl office:value-type="string" office:string-value="Rockmore T. Some consequences of Kant’s Copernican turn" text:name="rightHeader3"/>
        <text:user-field-decl office:value-type="string" office:string-value="Исследовательские программы эпистемологии" text:name="leftHeader3"/>
        <text:user-field-decl office:value-type="string" office:string-value="68" text:name="article4LastPage"/>
        <text:user-field-decl office:value-type="string" office:string-value="УДК 165.12" text:name="article4UDK"/>
        <text:user-field-decl office:value-type="string" office:string-value="© Katrechko Sergey L." text:name="author4Copyright"/>
        <text:user-field-decl office:value-type="string" office:string-value="Katrechko S.L. Comments on the Tom Rockmore’s article..." text:name="rightHeader4"/>
        <text:user-field-decl office:value-type="string" office:string-value="Исследовательские программы эпистемологии" text:name="leftHeader4"/>
        <text:user-field-decl office:value-type="string" office:string-value="71" text:name="article5LastPage"/>
        <text:user-field-decl office:value-type="string" office:string-value="УДК 165.12" text:name="article5UDK"/>
        <text:user-field-decl office:value-type="string" office:string-value="© Przhilenskiy Vladimir I." text:name="author5Copyright"/>
        <text:user-field-decl office:value-type="string" office:string-value="Przhilenskiy V.I. Comments on the Tom Rockmore’s article..." text:name="rightHeader5"/>
        <text:user-field-decl office:value-type="string" office:string-value="Исследовательские программы эпистемологии" text:name="leftHeader5"/>
        <text:user-field-decl office:value-type="string" office:string-value="75" text:name="article6LastPage"/>
        <text:user-field-decl office:value-type="string" office:string-value="УДК 165.12" text:name="article6UDK"/>
        <text:user-field-decl office:value-type="string" office:string-value="© Rockmore T." text:name="author6Copyright"/>
        <text:user-field-decl office:value-type="string" office:string-value="Rockmore T. Replies to comments by Profs. Katrechko and Przhilenskiy" text:name="rightHeader6"/>
        <text:user-field-decl office:value-type="string" office:string-value="Исследовательские программы эпистемологии" text:name="leftHeader6"/>
        <text:user-field-decl office:value-type="string" office:string-value="89" text:name="article7LastPage"/>
        <text:user-field-decl office:value-type="string" office:string-value="УДК 168+122" text:name="article7UDK"/>
        <text:user-field-decl office:value-type="string" office:string-value="© Корсаков С.Н." text:name="author7Copyright"/>
        <text:user-field-decl office:value-type="string" office:string-value="Корсаков С.Н. Страничка из истории философских проблем физики в СССР..." text:name="rightHeader7"/>
        <text:user-field-decl office:value-type="string" office:string-value="Историческая эпистемология науки и техники" text:name="leftHeader7"/>
        <text:user-field-decl office:value-type="string" office:string-value="99" text:name="article8LastPage"/>
        <text:user-field-decl office:value-type="string" office:string-value="УДК 119" text:name="article8UDK"/>
        <text:user-field-decl office:value-type="string" office:string-value="©  Радул Д.Н." text:name="author8Copyright"/>
        <text:user-field-decl office:value-type="string" office:string-value="Радул Д.Н. Генезис идеи актуальной бесконечности в трудах П.А. Флоренского" text:name="rightHeader8"/>
        <text:user-field-decl office:value-type="string" office:string-value="Историческая эпистемология науки и техники" text:name="leftHeader8"/>
        <text:user-field-decl office:value-type="string" office:string-value="116" text:name="article9LastPage"/>
        <text:user-field-decl office:value-type="string" office:string-value="УДК 165.18" text:name="article9UDK"/>
        <text:user-field-decl office:value-type="string" office:string-value="©  Сущин М.А." text:name="author9Copyright"/>
        <text:user-field-decl office:value-type="string" office:string-value="Сущин М.А. Зрительное сознание, репрезентации и действия" text:name="rightHeader9"/>
        <text:user-field-decl office:value-type="string" office:string-value="Эпистемология и когнитивные науки" text:name="leftHeader9"/>
        <text:user-field-decl office:value-type="string" office:string-value="130" text:name="article10LastPage"/>
        <text:user-field-decl office:value-type="string" office:string-value="УДК 165.12" text:name="article10UDK"/>
        <text:user-field-decl office:value-type="string" office:string-value="©  Гусев А.А." text:name="author10Copyright"/>
        <text:user-field-decl office:value-type="string" office:string-value="Гусев А.А. Рeпрезентационализм и два тезиса прозрачности опыта" text:name="rightHeader10"/>
        <text:user-field-decl office:value-type="string" office:string-value="Эпистемология и когнитивные науки" text:name="leftHeader10"/>
        <text:user-field-decl office:value-type="string" office:string-value="144" text:name="article11LastPage"/>
        <text:user-field-decl office:value-type="string" office:string-value="УДК 168" text:name="article11UDK"/>
        <text:user-field-decl office:value-type="string" office:string-value="©  Фахрутдинова А.З." text:name="author11Copyright"/>
        <text:user-field-decl office:value-type="string" office:string-value="Фахрутдинова А.З. Модели рациональности..." text:name="rightHeader11"/>
        <text:user-field-decl office:value-type="string" office:string-value="Теория и методология науки и техники" text:name="leftHeader11"/>
        <text:user-field-decl office:value-type="string" office:string-value="158" text:name="article12LastPage"/>
        <text:user-field-decl office:value-type="string" office:string-value="УДК 115" text:name="article12UDK"/>
        <text:user-field-decl office:value-type="string" office:string-value="© Siddiqui Naseeb Ahmed" text:name="author12Copyright"/>
        <text:user-field-decl office:value-type="string" office:string-value="Siddiqui N.A. Beyond the coincidental fine-tuning of the universe..." text:name="rightHeader12"/>
        <text:user-field-decl office:value-type="string" office:string-value="Теория и методология науки и техники" text:name="leftHeader12"/>
        <text:user-field-decl office:value-type="string" office:string-value="167" text:name="article13LastPage"/>
        <text:user-field-decl office:value-type="string" office:string-value="УДК 165.12" text:name="article13UDK"/>
        <text:user-field-decl office:value-type="string" office:string-value="©  Филипенок С.А." text:name="author13Copyright"/>
        <text:user-field-decl office:value-type="string" office:string-value="Филипенок С.А. Рецензия на книгу Ю.С. Моркиной..." text:name="rightHeader13"/>
        <text:user-field-decl office:value-type="string" office:string-value="Книжная полка" text:name="leftHeader13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40">ФИЛОСОФИЯ НАУКИ</text:p>
            <text:p text:style-name="P4">И ТЕХНИКИ</text:p>
            <text:p text:style-name="P34">Научно-теоретический журнал</text:p>
            <text:p text:style-name="P42"><text:variable-set text:name="Год" office:value-type="float" office:value="2019" style:data-style-name="N0">2019</text:variable-set>. Том <text:variable-set text:name="Том" office:value-type="float" office:value="24" style:data-style-name="N0">24</text:variable-set>. <text:span text:style-name="T102">Номер</text:span> <text:variable-set text:name="Номер" office:value-type="float" office:value="1" style:data-style-name="N0">1</text:variable-set></text:p>
          </table:table-cell>
        </table:table-row>
      </table:table>
      <text:p text:style-name="P38"><text:span text:style-name="T2">Главный редактор</text:span><text:span text:style-name="T3">:</text:span><text:span text:style-name="T4"> </text:span><text:span text:style-name="T26">В.А. Лекторский</text:span><text:span text:style-name="T5"> </text:span><text:span text:style-name="T4">(Институт философии РАН, Россия)</text:span></text:p>
      <text:p text:style-name="P6"><text:span text:style-name="T28">Ответственный секретарь:</text:span> <text:span text:style-name="T23">Е.О. Труфанова</text:span><text:span text:style-name="T96"> </text:span>(Институт философии РАН, Россия)</text:p>
      <text:p text:style-name="P36">Редакционная коллегия</text:p>
      <text:p text:style-name="P54"><text:span text:style-name="T22">Эвандро Агацци</text:span> (Университет Панамерикана, Мексика), <text:span text:style-name="T22">Ань Цинянь</text:span> (Китайский Народный Университет, Китай), <text:span text:style-name="T22">В.И. Аршинов</text:span> (Институт философии РАН, Россия), <text:span text:style-name="T22">Н.Г. Багдасарьян</text:span> (МГТУ им. Н.Э. Баумана, Россия), <text:span text:style-name="T22">В.А. Бажанов</text:span> (Ульяновский государственный университет, Россия), <text:span text:style-name="T22">Ф.Н. Блюхер</text:span> (Институт философии РАН, Россия), <text:span text:style-name="T22">Дэвид Бэкхёрст</text:span> (Университет Куинс, Канада), Армин Грунвальд (Институт оценки техники и системного анализа Института технологий г. Карлсруэ, Германия), <text:span text:style-name="T22">Михаэль Декер</text:span> (Институт технологий г. Карлсруэ, Германия), <text:span text:style-name="T22">Д.В. Ефременко </text:span>(ИНИОН РАН, Россия), <text:span text:style-name="T22">И.Т. Касавин</text:span> (Институт философии РАН, Россия), <text:span text:style-name="T22">Е.Н. Князева </text:span>(Национальный исследовательский университет «Высшая школа экономики», Россия), <text:span text:style-name="T22">В.Г. Кузнецов </text:span>(МГУ им. М.В. Ломоносова, Россия), <text:span text:style-name="T22">Ханс Ленк</text:span> (Институт философии Института технологий г. Карлсруэ, Германия), <text:span text:style-name="T22">Т.Г. Лешкевич </text:span>(Южный федеральный университет, Россия), <text:span text:style-name="T22">В.В. Миронов</text:span> (МГУ им. М.В. Ломоносова, Россия), <text:span text:style-name="T22">Илкка Нийнилуото</text:span> (Университет Хельсинки, Финляндия), <text:span text:style-name="T22">Е.А. Никитина</text:span> (Московский технологический университет, Россия), <text:span text:style-name="T22">Г.М. Пурынычева</text:span> (Поволжский государственный технологический университет г. Йошкар-Ола, Россия), <text:span text:style-name="T22">Том Рокмор</text:span> (Университет Пекина, Китай), <text:span text:style-name="T22">А.Ю. Севальников</text:span> (Институт философии РАН, Россия), <text:span text:style-name="T22">Н.М. Смирнова</text:span> (Институт философии РАН, Россия), <text:span text:style-name="T24">В.С. Степин </text:span><text:s/>(Институт философии РАН, Россия), <text:span text:style-name="T22">Ю.В. Хен</text:span> (Институт философии РАН, Россия), <text:span text:style-name="T22">И.В. Черникова </text:span>(Национальный исследовательский Томский государственный <text:span text:style-name="T124">университет, Россия), </text:span><text:span text:style-name="T125">В.В. Чешев</text:span><text:span text:style-name="T124"> (Национальный исследовательский Томский государственный</text:span> университет, Россия), <text:span text:style-name="T22">А.Ф. Яковлева</text:span> (<text:span text:style-name="T109">МГУ им. М.В.</text:span><text:span text:style-name="T110"> </text:span><text:span text:style-name="T109">Ломоносова</text:span>, Россия), <text:span text:style-name="T22">Н.А. Ястреб</text:span> (Вологодский государственный университет, Россия)</text:p>
      <text:p text:style-name="P44"/>
      <text:p text:style-name="Информация_20_о_20_журнале"><text:span text:style-name="T27">Учредитель и издатель:</text:span> Федеральное государственное бюджетное учреждение науки Институт философии Российской академии наук</text:p>
      <text:p text:style-name="Информация_20_о_20_журнале"><text:span text:style-name="T27">Периодичность:</text:span> 2 раза в год</text:p>
      <text:p text:style-name="Информация_20_о_20_журнале">Выходит с 1995 г. под названием «Философия науки» (<text:span text:style-name="T11">ISSN</text:span> 2225-9783), с 2015 г. под названием «Философия науки и техники» (<text:span text:style-name="T11">ISSN</text:span> 2413-9084)</text:p>
      <text:p text:style-name="Информация_20_о_20_журнале"><text:span text:style-name="T27">Журнал</text:span> <text:span text:style-name="T27">зарегистрирован</text:span> Федеральной службой по надзору в сфере связи, информационных технологий и массовых коммуникаций (Роскомнадзор). Свидетельство о регистрации СМИ: ПИ № ФС77-60065 от 10 декабря 2014 г. </text:p>
      <text:p text:style-name="Информация_20_о_20_журнале"><text:span text:style-name="T27">Подписной индекс </text:span>в Объединенном каталоге «Пресса России» – 94117</text:p>
      <text:p text:style-name="P69"><text:span text:style-name="T27">Журнал включен в:</text:span> <text:span text:style-name="T119">Перечень рецензируемых научных изданий ВАК </text:span>(группа научных специальностей «09.00.00 – философские науки»);<text:span text:style-name="T119"> </text:span>Российский индекс научного цитирования (РИНЦ); КиберЛенинка; <text:span text:style-name="T11">Ulrich</text:span><text:span text:style-name="T130">’</text:span><text:span text:style-name="T11">s</text:span> <text:span text:style-name="T11">Periodicals</text:span> <text:span text:style-name="T11">Directory</text:span>; <text:span text:style-name="T11">EBSCO</text:span>; <text:span text:style-name="T11">ERIH</text:span> <text:span text:style-name="T11">PLUS.</text:span></text:p>
      <text:p text:style-name="Информация_20_о_20_журнале">Публикуемые материалы прошли процедуру рецензирования и экспертного отбора</text:p>
      <text:p text:style-name="Информация_20_о_20_журнале"><text:span text:style-name="T29">Адрес редакции:</text:span><text:span text:style-name="T120"> Российская Федерация, 109240, г. Москва, ул. Гончарная, д. 12, стр. 1, оф. </text:span><text:span text:style-name="T121">418</text:span></text:p>
      <text:p text:style-name="Информация_20_о_20_журнале"><text:span text:style-name="T104">Тел.: +7 (495) 697-93-93; e-mail: phil.science.and.technology@gmail.com; сайт: </text:span><text:span text:style-name="T103">http://iph.ras.ru/</text:span><text:span text:style-name="T104"> phscitech.htm</text:span></text:p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41">PHILOSOPHY OF SCIENCE</text:p>
            <text:p text:style-name="P5">AND TECHNOLOGY</text:p>
            <text:p text:style-name="P35">(FILOSOFIYA NAUKI I TEKHNIKI)</text:p>
            <text:p text:style-name="P43"><text:variable-get text:name="Год" style:data-style-name="N0">2019</text:variable-get>. Volume <text:variable-get text:name="Том" style:data-style-name="N0">24</text:variable-get>. Number <text:variable-get text:name="Номер" style:data-style-name="N0">1</text:variable-get></text:p>
          </table:table-cell>
        </table:table-row>
      </table:table>
      <text:p text:style-name="P39"><text:span text:style-name="T44">Editor-in-Chief</text:span><text:span text:style-name="T47">: </text:span><text:span text:style-name="T49">Vladislav Lektorsky</text:span><text:span text:style-name="T46"> </text:span><text:span text:style-name="T45">(</text:span><text:span text:style-name="T50">RAS Institute of Philosophy, Russia)</text:span></text:p>
      <text:p text:style-name="P7"><text:span text:style-name="T48">Executive Editor</text:span><text:span text:style-name="T47">: </text:span><text:span text:style-name="T52">Elena </text:span><text:span text:style-name="T50">Trufanova</text:span><text:span text:style-name="T32"> </text:span><text:span text:style-name="T51">(RAS Institute of Philosophy, Russia)</text:span></text:p>
      <text:p text:style-name="P37">Editorial Board</text:p>
      <text:p text:style-name="P45"><text:span text:style-name="T127">Evandro Agazzi</text:span><text:span text:style-name="T126"> (Universidad Panamericana, Mexico), </text:span><text:span text:style-name="T127">An Qinian</text:span><text:span text:style-name="T126"> (People's University of China, China), </text:span><text:span text:style-name="T127">Vladimir Arshinov</text:span><text:span text:style-name="T126"> (RAS Institute of Philosophy, Russia), </text:span><text:span text:style-name="T127">Nadezhda Bagdasaryan</text:span><text:span text:style-name="T126"> (Bauman Moscow State Technical University, Russia), </text:span><text:span text:style-name="T127">David Bakhurst</text:span><text:span text:style-name="T126"> (Queen’s University, Canada), </text:span><text:span text:style-name="T127">Valentin Bazhanov </text:span><text:span text:style-name="T126">(Ulyanovsk State University, Russia), </text:span><text:span text:style-name="T127">Fyodor Blukher</text:span><text:span text:style-name="T126"> (RAS Institute of Philosophy, Russia), </text:span><text:span text:style-name="T115">Irina Chernikova</text:span><text:span text:style-name="T117"> (</text:span><text:span text:style-name="T126">National Research Tomsk State University, Russia), </text:span><text:span text:style-name="T127">Vladislav Cheshev</text:span><text:span text:style-name="T126"> (National Research Tomsk State University, Russia), </text:span><text:span text:style-name="T127">Michael Decker</text:span><text:span text:style-name="T126"> (Karlsruhe Institute of Technology, Germany), </text:span><text:span text:style-name="T127">Dmitrii Efremenko </text:span><text:span text:style-name="T126">(RAS Institute of Scientific Information on Social Sciences, Russia), Armin Grunwald (Institute for Technology Assessment and Systems Analysis, Karlsruhe Institute of Technology, Germany) </text:span><text:span text:style-name="T127">Ilya Kassavin</text:span><text:span text:style-name="T126"> (RAS Institute of Philosophy, Russia), </text:span><text:span text:style-name="T127">Yulia Khen</text:span><text:span text:style-name="T126"> (RAS Institute of Philosophy, Russia), </text:span><text:span text:style-name="T127">Helena Knyazeva </text:span><text:span text:style-name="T126">(National Research University Higher School of Economics, Russia), </text:span><text:span text:style-name="Character_5f_20_5f_style"><text:span text:style-name="T116">Valeriy Kuznetsov</text:span></text:span><text:span text:style-name="T126"> (Lomonosov Moscow State University, Russia), </text:span><text:span text:style-name="T127">Hans Lenk</text:span><text:span text:style-name="T126"> (Institute of Philosophy of the Karlsruhe Institute of Technology, Germany), </text:span><text:span text:style-name="T115">Tatiana Leshkevich</text:span><text:span text:style-name="T117"> </text:span><text:span text:style-name="T118">(</text:span><text:span text:style-name="T114">Southern Federal University, Russia), </text:span><text:span text:style-name="T127">Vladimir Mironov</text:span><text:span text:style-name="T126"> (Lomonosov Moscow State University, Russia), </text:span><text:span text:style-name="T127">Ilkka Niiniluoto</text:span><text:span text:style-name="T126"> (University of Helsinki, Finland), </text:span><text:span text:style-name="T127">Elena Nikitina</text:span><text:span text:style-name="T126"> (Moscow Technological University (MIREA), Russia),</text:span><text:span text:style-name="T122"> </text:span><text:span text:style-name="T127">Galina Purynycheva </text:span><text:span text:style-name="T126">(Volga State University of Technology, Russia), </text:span><text:span text:style-name="T127">Tom Rockmore</text:span><text:span text:style-name="T126"> (Peking University, China), </text:span><text:span text:style-name="T127">Andrei Sevalnikov</text:span><text:span text:style-name="T126"> (RAS Institute of Philosophy, Russia), </text:span><text:span text:style-name="T127">Natalia Smirnova</text:span><text:span text:style-name="T126"> (RAS Institute of Philosophy, Russia), </text:span><text:span text:style-name="T128">Vyacheslav Stepin </text:span><text:span text:style-name="T129"><text:s/></text:span><text:span text:style-name="T126">(RAS Institute of Philosophy, Russia),</text:span><text:span text:style-name="T127"> Alexandra Yakovleva</text:span><text:span text:style-name="T126"> (Lomonosov Moscow State University, Russia), </text:span><text:span text:style-name="T127">Natalia Yastreb</text:span><text:span text:style-name="T126"> (</text:span><text:span text:style-name="T123">Vologda State University, Russia)</text:span></text:p>
      <text:p text:style-name="P32"/>
      <text:p text:style-name="Информация_20_о_20_журнале"><text:span text:style-name="T13">Publisher:</text:span><text:span text:style-name="T11"> Institute of Philosophy, Russian Academy of Sciences</text:span></text:p>
      <text:p text:style-name="Информация_20_о_20_журнале"><text:span text:style-name="T14">F</text:span><text:span text:style-name="T98">requency</text:span><text:span text:style-name="T13">:</text:span><text:span text:style-name="T11"> 2 times per year</text:span></text:p>
      <text:p text:style-name="Информация_20_о_20_журнале"><text:span text:style-name="T13">First issue:</text:span><text:span text:style-name="T11"> 1995 (under the title “Philosophy of Science”, ISSN 2225-9783); since November 2015 under the new title “Philosophy of Science and Technology” (ISSN 2413-9084)</text:span></text:p>
      <text:p text:style-name="Информация_20_о_20_журнале"><text:span text:style-name="T13">The journal is registered</text:span><text:span text:style-name="T11"> with the Federal Service for Supervision of Communications, Information Technology, and Mass Media (Roskomnadzor). The Mass Media Registration Certificate No. FS77-60065 on De</text:span>с<text:span text:style-name="T11">ember 10, 2014</text:span></text:p>
      <text:p text:style-name="Информация_20_о_20_журнале"><text:span text:style-name="T13">Subscription index</text:span><text:span text:style-name="T11"> in the United Catalogue “The Russian Press” is 94117</text:span></text:p>
      <text:p text:style-name="P69"><text:span text:style-name="T13">Abstracting and Indexing: </text:span><text:span text:style-name="T11">the list of peer-reviews scientific editions </text:span><text:span text:style-name="T15">acknowledged by the Higher Attestation Commission of the Ministry of Education and Science of the Russian Federation</text:span><text:span text:style-name="T11">; CyberLeninka; Ulrich</text:span><text:span text:style-name="T130">’</text:span><text:span text:style-name="T11">s Periodicals Directory; EBSCO; ERIH PLUS</text:span><text:span text:style-name="T101">.</text:span></text:p>
      <text:p text:style-name="Информация_20_о_20_журнале"><text:span text:style-name="T99">All materials published in the “Philosophy of Science and Technology” journal </text:span><text:span text:style-name="T17">undergo</text:span><text:span text:style-name="T99"> peer review process</text:span></text:p>
      <text:p text:style-name="Информация_20_о_20_журнале"><text:span text:style-name="T16">Editorial address: </text:span><text:span text:style-name="T11">12/1 Goncharnaya Str., Moscow 109240, Russian Federation</text:span></text:p>
      <text:p text:style-name="Информация_20_о_20_журнале"><text:span text:style-name="T100">Tel.: </text:span><text:span text:style-name="T6">+7 (495) 697-93-93; e-mail: phil.science.and.technology@gmail.com; сайт: </text:span><text:span text:style-name="T105">http://iph.ras.ru/</text:span><text:span text:style-name="T6"> phscitech.htm</text:span></text:p>
      <text:table-of-content text:style-name="Sect1" text:name="Оглавление1">
        <text:table-of-content-source text:outline-level="2">
          <text:index-title-template text:style-name="Contents_20_Heading">В НОМЕР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7">В НОМЕРЕ</text:p>
          </text:index-title>
          <text:p text:style-name="P72">IN MEMORIAM</text:p>
          <text:p text:style-name="P75">Вячеслав Семенович Степин (19.08.1934‒14.12.2018)<text:tab/>5</text:p>
          <text:p text:style-name="P72">НАУКА, ТЕХНИКА, ОБЩЕСТВО</text:p>
          <text:p text:style-name="P76">Коэволюция науки и культуры в трудах Вячеслава Семеновича Степина.<text:line-break/>Материалы «круглого стола»<text:tab/>7</text:p>
          <text:p text:style-name="P72">ИССЛЕДОВАТЕЛЬСКИЕ ПРОГРАММЫ ЭПИСТЕМОЛОГИИ</text:p>
          <text:p text:style-name="P48"><text:span text:style-name="Index_20_Link"><text:span text:style-name="T57">Tom</text:span></text:span><text:span text:style-name="T61"> </text:span><text:span text:style-name="T57">Rockmore</text:span><text:span text:style-name="T61">. </text:span><text:span text:style-name="T56">Some consequences of Kant’s Copernican turn<text:tab/>46</text:span></text:p>
          <text:p text:style-name="P70"><text:span text:style-name="T58">Sergey L. Katrechko.</text:span><text:span text:style-name="T59"> </text:span><text:span text:style-name="T56">Comments on the Tom Rockmore’s article<text:line-break/>“Some сonsequences of Kant’s Copernican turn”<text:tab/>61</text:span></text:p>
          <text:p text:style-name="P51"><text:span text:style-name="T58">Vladimir I. Przhilenskiy. </text:span><text:span text:style-name="T56">Comments on the Tom Rockmore’s article<text:line-break/>“Some consequences of Kant’s Copernican turn”<text:tab/></text:span><text:span text:style-name="T92">69</text:span></text:p>
          <text:p text:style-name="P48"><text:span text:style-name="T58">Tom Rockmore.</text:span><text:span text:style-name="T59"> </text:span><text:span text:style-name="T56">Replies to comments by Profs. Katrechko and Przhilenskiy<text:tab/></text:span><text:span text:style-name="T93">72</text:span></text:p>
          <text:p text:style-name="P72">ИСТОРИЧЕСКАЯ ЭПИСТЕМОЛОГИЯ НАУКИ И ТЕХНИКИ</text:p>
          <text:p text:style-name="P48"><text:span text:style-name="T62">С.Н. Корсаков.</text:span><text:span text:style-name="T64"> Страничка из истории философских проблем физики в СССР:<text:line-break/>Эдуард Фрицевич Лепинь (1893‒1937)<text:tab/></text:span><text:span text:style-name="T65">76</text:span></text:p>
          <text:p text:style-name="P48"><text:span text:style-name="T62">Д.Н. Радул.</text:span><text:span text:style-name="T64"> Генезис идеи актуальной бесконечности в трудах П.А. Флоренского<text:tab/>90</text:span></text:p>
          <text:p text:style-name="P72">ЭПИСТЕМОЛОГИЯ и когнитивные НАУКИ</text:p>
          <text:p text:style-name="P48"><text:span text:style-name="T61">М.А. Сущин. </text:span><text:span text:style-name="T56">Зрительное сознание, репрезентации и действия<text:tab/></text:span><text:span text:style-name="T60">100</text:span></text:p>
          <text:p text:style-name="P48"><text:span text:style-name="T63">А.А. Гусев. </text:span><text:span text:style-name="T56">Рeпрезентационализм и два тезиса прозрачности опыта<text:tab/></text:span><text:span text:style-name="T93">117</text:span></text:p>
          <text:p text:style-name="P72">теория и методология НАУКИ И ТЕХНИКИ</text:p>
          <text:p text:style-name="P48"><text:span text:style-name="T63">А.З. Фахрутдинова. </text:span><text:span text:style-name="T56">Модели рациональности в основаниях<text:line-break/>теории принятия решений<text:tab/>13</text:span><text:span text:style-name="T91">1</text:span></text:p>
          <text:p text:style-name="P53"><text:span text:style-name="T79">Naseeb</text:span><text:span text:style-name="T57"> A. Siddiqui. </text:span><text:span text:style-name="T56">Beyond the coincidental fine-tuning of the universe:<text:line-break/>The ontology of Essential Time<text:tab/></text:span><text:span text:style-name="T93">145</text:span></text:p>
          <text:p text:style-name="P73">книжная полка</text:p>
          <text:p text:style-name="P48"><text:span text:style-name="Character_5f_20_5f_style"><text:span text:style-name="T67">С.А. Филипенок.</text:span></text:span><text:span text:style-name="Character_5f_20_5f_style"><text:span text:style-name="T68"> </text:span></text:span><text:span text:style-name="T66">Рецензия на книгу Ю.С. Моркиной «Поэтическое творчество:<text:line-break/>философский анализ» (М.: Канон+ РООИ «Реабилитация», 2017. 304 с.)</text:span><text:span text:style-name="T56"><text:tab/></text:span><text:span text:style-name="T93">159</text:span></text:p>
          <text:p text:style-name="P47"><text:span text:style-name="T132">Информация для авторов<text:tab/></text:span><text:span text:style-name="T65">168</text:span></text:p>
        </text:index-body>
      </text:table-of-content>
      <text:p text:style-name="P17"/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78">CONTENTS</text:p>
          </text:index-title>
          <text:p text:style-name="P74">IN MEMORIAM</text:p>
          <text:p text:style-name="P49"><text:span text:style-name="T72">Vyacheslav Semyonovich Stepin</text:span><text:span text:style-name="T75"> </text:span><text:span text:style-name="T76">(19.08.1934‒14.12.2018)</text:span><text:span text:style-name="T69"><text:tab/>5</text:span></text:p>
          <text:p text:style-name="P46">SCIENCE, TECHNOLOGY AND SOCIETY</text:p>
          <text:p text:style-name="P49"><text:span text:style-name="T77">Science and culture coevolution in Vyacheslav S. Stepin’s works.<text:line-break/>Papers of the “round table”</text:span><text:span text:style-name="T69"><text:tab/>7</text:span></text:p>
          <text:p text:style-name="P46">RESEARCH PROGRAMS OF EPISTEMOLOGY</text:p>
          <text:p text:style-name="P49"><text:span text:style-name="T79">Tom Rockmore. </text:span><text:span text:style-name="T111">Some consequences of Kant’s Copernican turn</text:span><text:span text:style-name="T69"><text:tab/>46</text:span></text:p>
          <text:p text:style-name="P52"><text:span text:style-name="T80">Sergey L. Katrechko.</text:span><text:span text:style-name="T76"> Comments on the Tom Rockmore</text:span><text:span text:style-name="T113">’</text:span><text:span text:style-name="T76">s article<text:line-break/>“Some consequences of Kant’s Copernican turn”</text:span><text:span text:style-name="T69"><text:tab/>61</text:span></text:p>
          <text:p text:style-name="P52"><text:span text:style-name="T80">Vladimir I. Przhilenskiy. </text:span><text:span text:style-name="T76">Comments on the Tom Rockmore</text:span><text:span text:style-name="T113">’</text:span><text:span text:style-name="T76">s article<text:line-break/>“Some consequences of Kant’s Copernican turn”</text:span><text:span text:style-name="T69"><text:tab/></text:span><text:span text:style-name="T71">69</text:span></text:p>
          <text:p text:style-name="P49"><text:span text:style-name="T80">Tom Rockmore.</text:span><text:span text:style-name="T76"> </text:span><text:span text:style-name="T111">Replies to comments by Profs. Katrechko and Przilensk</text:span><text:span text:style-name="T112">i</text:span><text:span text:style-name="T111">y</text:span><text:span text:style-name="T69"><text:tab/></text:span><text:span text:style-name="T71">72</text:span></text:p>
          <text:p text:style-name="P46">HISTORICAL EPISTEMOLOGY OF SCIENCE AND TECHNOLOGY</text:p>
          <text:p text:style-name="P49"><text:span text:style-name="T83">Sergey N. Korsakov</text:span><text:span text:style-name="T85">.</text:span><text:span text:style-name="T74"> </text:span><text:span text:style-name="T86">Page from the history of philosophical problems of physics<text:line-break/>in the USSR: Eduard Fritsevich Lepin (1893‒1937)</text:span><text:span text:style-name="T69"><text:tab/></text:span><text:span text:style-name="T71">76</text:span></text:p>
          <text:p text:style-name="P49"><text:span text:style-name="T81">Dmitry N. Radul. </text:span><text:span text:style-name="T78">Genesis of the idea of actual infinity<text:line-break/>in Florensky’s philosophical system</text:span><text:span text:style-name="T69"><text:tab/>90</text:span></text:p>
          <text:p text:style-name="P46">EPISTEMOLOGY AND COGNITIVE SCIENCES</text:p>
          <text:p text:style-name="P50"><text:span text:style-name="T81">Mikhail A. Sushchin. </text:span><text:span text:style-name="T88">Visual consciousness, representations and actions</text:span><text:span text:style-name="T69"><text:tab/></text:span><text:span text:style-name="T73">100</text:span></text:p>
          <text:p text:style-name="P50"><text:span text:style-name="T81">Аlexander А. Gusev. </text:span><text:span text:style-name="T77">Representationalism and two theses of experience transparency</text:span><text:span text:style-name="T69"><text:tab/></text:span><text:span text:style-name="T71">117</text:span></text:p>
          <text:p text:style-name="P46">THEORY AND METHODOLOGY OF SCIENCE AND TECHNOLOGY</text:p>
          <text:p text:style-name="P50"><text:span text:style-name="T81">Amina Z. Fakhrutdinova.</text:span><text:span text:style-name="T82"> </text:span><text:span text:style-name="T77">Models of rationality in the bases of the theory<text:line-break/>of decision-making</text:span><text:span text:style-name="T69"><text:tab/>13</text:span><text:span text:style-name="T70">1</text:span></text:p>
          <text:p text:style-name="P50"><text:span text:style-name="T79">Naseeb A. Siddiqui. </text:span><text:span text:style-name="T72">Beyond the coincidental fine-tuning of the universe:<text:line-break/>The ontology of Essential Time</text:span><text:span text:style-name="T69"><text:tab/></text:span><text:span text:style-name="T71">145</text:span></text:p>
          <text:p text:style-name="P46">BOOK SHELF</text:p>
          <text:p text:style-name="Contents_20_2"><text:span text:style-name="T84">S</text:span><text:span text:style-name="T83">tanislava A. Filipenok</text:span><text:span text:style-name="T87">. Review of the book by Julia S. Morkina “Poetic Creativity:<text:line-break/></text:span><text:span text:style-name="T89">Philosophical Analysis” (Moscow: Kanon+ ROOI “Reabilitatsiya” Publ., 2017. 304 pp.)</text:span><text:span text:style-name="T69"><text:tab/></text:span><text:span text:style-name="T71">159</text:span></text:p>
          <text:p text:style-name="P47"><text:span text:style-name="T133">Information for Authors<text:tab/></text:span><text:span text:style-name="T90">168</text:span></text:p>
        </text:index-body>
      </text:table-of-content>
      <text:p text:style-name="P33"/>
      <text:p text:style-name="P80"/>
      <text:h text:style-name="P79" text:outline-level="1"><text:bookmark-start text:name="__RefHeading___Toc106002_2297918366"/>Информация для авторов<text:bookmark-end text:name="__RefHeading___Toc106002_2297918366"/></text:h>
      <text:p text:style-name="P30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28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28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 актуальной литературы, рецензии на книги. Языки публикаций: русский и английский.</text:p>
      <text:p text:style-name="P31">Основные тематические направления журнала:</text:p>
      <text:p text:style-name="P28">1. Общие проблемы эпистемологии, философии науки и техники.</text:p>
      <text:p text:style-name="P28">2. Историческая эпистемология науки и техники.</text:p>
      <text:p text:style-name="P28">3. Проблемы конвергенции естественнонаучного и социогуманитарного знания.</text:p>
      <text:p text:style-name="P28">4. Методологические проблемы естественных, социо-гуманитарных и технических наук.</text:p>
      <text:p text:style-name="P28">5. Философские проблемы современной технонауки и конвергентных технологий.</text:p>
      <text:p text:style-name="P28">6. Этика науки и техники.</text:p>
      <text:p text:style-name="P28">7. Социально-философские проблемы науки и техники.</text:p>
      <text:p text:style-name="P28">8. Эпистемология когнитивных наук.</text:p>
      <text:p text:style-name="P28">Научные статьи и переводы статей: 0,75–1 а.л. (включая сноски, списки литературы и аннотации).</text:p>
      <text:p text:style-name="P28">Рецензии и обзоры: до 0,5 а.л. Для рецензии также требуется аннотация.</text:p>
      <text:p text:style-name="P28">(1 а.л. – 40 000 знаков, включая пробелы и сноски).</text:p>
      <text:p text:style-name="P29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28">Рукописи принимаются в электронном виде в формате MS Word по адресу электронной почты редакции: phil.science.and.technology@gmail.com.</text:p>
      <text:p text:style-name="P28">С правилами оформления статей можно ознакомиться на сайте журнала. Статьи, не оформленные по указанным правилам, рассматриваться не будут.</text:p>
      <text:p text:style-name="P28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29">Плата за опубликование рукописей не взимается. Гонорары авторам не выплачиваются.</text:p>
      <text:p text:style-name="P28">Адрес редакции: Российская Федерация, 109240, г. Москва, ул. Гончарная, д. 12, стр. 1, оф. 310. Тел.: +7 (495) 697-93-93; e-mail: phil.science.and.technology@gmail.com;</text:p>
      <text:p text:style-name="P19">сайт: http://iph.ras.ru/phscitech.htm</text:p>
      <text:p text:style-name="P71">Научно-теоретический журнал</text:p>
      <text:p text:style-name="P55"/>
      <text:p text:style-name="P59">Философия науки и техники</text:p>
      <text:p text:style-name="P60"><text:variable-get text:name="Год" style:data-style-name="N0">2019</text:variable-get>. Том <text:variable-get text:name="Том" style:data-style-name="N0">24</text:variable-get>. Номер <text:variable-get text:name="Номер" style:data-style-name="N0">1</text:variable-get></text:p>
      <text:p text:style-name="P61"><text:span text:style-name="T30">Учредитель и издатель: </text:span><text:span text:style-name="T131">Федеральное государственное бюджетное учреждение науки Институт философии Российской академии наук</text:span></text:p>
      <text:p text:style-name="P62">Свидетельство о регистрации СМИ: ПИ <text:span text:style-name="T97">№ ФС77-60065 от 10.12.2014 г.</text:span></text:p>
      <text:p text:style-name="P63"><text:span text:style-name="T31">Главный редактор: </text:span><text:span text:style-name="T36">В</text:span><text:span text:style-name="T35">.А. </text:span><text:span text:style-name="T36">Лекторский</text:span></text:p>
      <text:p text:style-name="P56"><text:span text:style-name="T31">Ответственный секретарь:</text:span><text:span text:style-name="T34"> </text:span><text:span text:style-name="T36">Е</text:span><text:span text:style-name="T34">.</text:span><text:span text:style-name="T36">О</text:span><text:span text:style-name="T34">. </text:span><text:span text:style-name="T36">Труфанова</text:span></text:p>
      <text:p text:style-name="P56"><text:span text:style-name="T31">Зав. редакцией: </text:span><text:span text:style-name="T35">М.</text:span><text:span text:style-name="T36">Р</text:span><text:span text:style-name="T35">. </text:span><text:span text:style-name="T36">Бургете Аяла</text:span></text:p>
      <text:p text:style-name="P57"><text:span text:style-name="T31">Редактор</text:span><text:span text:style-name="T33">ы</text:span><text:span text:style-name="T31">: </text:span><text:span text:style-name="T36">Н</text:span><text:span text:style-name="T35">.</text:span><text:span text:style-name="T36">Ф</text:span><text:span text:style-name="T35">. </text:span><text:span text:style-name="T36">Колганова, С.В. Пирожкова</text:span></text:p>
      <text:p text:style-name="P63"><text:span text:style-name="T53">Художник: </text:span><text:span text:style-name="T41">О</text:span><text:span text:style-name="T39">.</text:span><text:span text:style-name="T41">О</text:span><text:span text:style-name="T39">. </text:span><text:span text:style-name="T41">Петина</text:span></text:p>
      <text:p text:style-name="P56"><text:span text:style-name="T53">Технический редактор: </text:span><text:span text:style-name="T39">Е</text:span><text:span text:style-name="T38">.</text:span><text:span text:style-name="T39">А</text:span><text:span text:style-name="T37">. </text:span><text:span text:style-name="T42">Морозова</text:span></text:p>
      <text:p text:style-name="P56"><text:span text:style-name="T53">Корректор: </text:span><text:span text:style-name="T39">Г</text:span><text:span text:style-name="T38">.</text:span><text:span text:style-name="T39">Н</text:span><text:span text:style-name="T37">. </text:span><text:span text:style-name="T42">Барышева</text:span></text:p>
      <text:p text:style-name="P58"><text:span text:style-name="T55">Фотограф (фото В.С. Степина)</text:span><text:span text:style-name="T54">:</text:span><text:span text:style-name="T39"> </text:span><text:span text:style-name="T40">М</text:span><text:span text:style-name="T39">.</text:span><text:span text:style-name="T40">А</text:span><text:span text:style-name="T42">. </text:span><text:span text:style-name="T43">Пронин</text:span></text:p>
      <text:p text:style-name="P64">Подписано в печать с оригинал-м<text:span text:style-name="T105">акета </text:span><text:span text:style-name="T19">30</text:span><text:span text:style-name="T105">.0</text:span><text:span text:style-name="T108">4.</text:span><text:span text:style-name="T105">1</text:span><text:span text:style-name="T108">9</text:span><text:span text:style-name="T105">.</text:span><text:line-break/>Формат 70х10<text:span text:style-name="T95">0</text:span> 1/16. Печать офсетная. Гарнитура <text:span text:style-name="T11">Liberation Serif</text:span>.<text:line-break/>Усл. печ. л. <text:span text:style-name="T94">13</text:span><text:span text:style-name="T11">,</text:span><text:span text:style-name="T20">98</text:span>. Уч.-изд. л.<text:span text:style-name="T105"> </text:span><text:span text:style-name="T106">1</text:span><text:span text:style-name="T107">2</text:span><text:span text:style-name="T106">,</text:span><text:span text:style-name="T107">74</text:span><text:span text:style-name="T105">. Тираж </text:span>1 000 экз. Заказ <text:span text:style-name="T105">№ </text:span><text:span text:style-name="T18">08</text:span><text:span text:style-name="T105">.</text:span></text:p>
      <text:p text:style-name="P65">Оригинал-макет изготовлен в Институте философии РАН<text:line-break/>Компьютерная верстка: <text:span text:style-name="T25">Е.</text:span><text:span text:style-name="T22">А. </text:span><text:span text:style-name="T25">Морозова</text:span></text:p>
      <text:p text:style-name="P66">Отпечатано в ЦОП Института философии РАН<text:line-break/>109240, г. Москва, ул. Гончарная, д. 12, стр. 1</text:p>
      <text:p text:style-name="P67">Свободная цена</text:p>
      <text:p text:style-name="P68">Информацию о журнале «Философия науки и техники» см. на сайте:</text:p>
      <text:p text:style-name="P18">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IPH Lib Serif4" svg:font-family="'IPH Lib Serif'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3" svg:font-family="'IPH Lib Serif'" style:font-family-generic="roman" style:font-pitch="variable"/>
    <style:font-face style:name="IPH Lib Serif3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IPH Lib Serif6" svg:font-family="'IPH Lib Serif'" style:font-family-generic="system" style:font-pitch="variable"/>
    <style:font-face style:name="TimesNewRomanPS-BoldMT" svg:font-family="TimesNewRomanPS-Bold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 style:master-page-name="">
      <loext:graphic-properties draw:fill="none" draw:fill-color="#729fcf"/>
      <style:paragraph-properties fo:margin-top="0mm" fo:margin-bottom="2.1mm" loext:contextual-spacing="false" fo:line-height="100%" fo:text-align="center" style:justify-single-word="false" style:page-number="auto" fo:background-color="transparent" text:number-lines="false" text:line-number="0">
        <style:tab-stops/>
      </style:paragraph-properties>
      <style:text-properties fo:font-size="10pt" fo:font-style="normal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0mm" fo:margin-bottom="8.01mm" loext:contextual-spacing="false" fo:line-height="100%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margin-top="45mm" fo:margin-bottom="0mm" loext:contextual-spacing="false"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mm" fo:margin-bottom="6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2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justify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3" fo:font-family="'IPH Lib Serif'" style:font-family-generic="roman" style:font-pitch="variable" fo:font-size="10pt" fo:language="ru" fo:country="RU" fo:font-weight="bold" style:font-name-asian="IPH Lib Serif3" style:font-family-asian="'IPH Lib Serif'" style:font-family-generic-asian="roman" style:font-pitch-asian="variable" style:font-size-asian="10pt" style:font-weight-asian="bold" style:font-name-complex="IPH Lib Serif3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3" fo:font-family="'IPH Lib Serif'" style:font-family-generic="roman" style:font-pitch="variable" fo:font-size="10pt" fo:language="ru" fo:country="RU" style:font-name-asian="IPH Lib Serif3" style:font-family-asian="'IPH Lib Serif'" style:font-family-generic-asian="roman" style:font-pitch-asian="variable" style:font-size-asian="10pt" style:font-name-complex="IPH Lib Serif3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2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2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default-outline-level="" style:class="index" style:master-page-name="">
      <style:paragraph-properties fo:margin-left="0mm" fo:margin-right="0mm" fo:margin-top="0mm" fo:margin-bottom="2.1mm" loext:contextual-spacing="false" fo:text-align="center" style:justify-single-word="false" fo:text-indent="0mm" style:auto-text-indent="false" style:page-number="auto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7mm" style:auto-text-indent="false" style:writing-mode="page"/>
      <style:text-properties fo:font-size="10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mm" fo:margin-bottom="1.01mm" loext:contextual-spacing="false" fo:line-height="100%" fo:text-align="justify" style:justify-single-word="false" fo:hyphenation-ladder-count="3" style:page-number="auto" style:writing-mode="page"/>
      <style:text-properties fo:font-size="10pt" fo:hyphenate="true" fo:hyphenation-remain-char-count="2" fo:hyphenation-push-char-count="2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mm" fo:margin-bottom="2.12mm" loext:contextual-spacing="false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информации_20_для_20_авторов" style:display-name="Заголовок информации для авторов" style:family="paragraph" style:parent-style-name="Heading_20_2" style:default-outline-level="1" style:list-style-name="">
      <style:paragraph-properties fo:margin-top="0mm" fo:margin-bottom="3mm" loext:contextual-spacing="false"/>
    </style:style>
    <style:style style:name="Заголовок_20_1_20_некролог" style:display-name="Заголовок 1 некролог" style:family="paragraph" style:parent-style-name="Heading_20_1" style:default-outline-level="1" style:list-style-name="">
      <style:paragraph-properties fo:margin-top="0mm" fo:margin-bottom="0mm" loext:contextual-spacing="false"/>
    </style:style>
    <style:style style:name="Заголовок_20_2_20_некролог" style:display-name="Заголовок 2 некролог" style:family="paragraph" style:parent-style-name="Heading_20_2" style:default-outline-level="" style:list-style-name="">
      <style:paragraph-properties fo:margin-left="0mm" fo:margin-right="0mm" fo:margin-top="0mm" fo:margin-bottom="6mm" loext:contextual-spacing="true" fo:text-indent="0mm" style:auto-text-indent="false"/>
    </style:style>
    <style:style style:name="Сведения_20_об_20_авторе_20_-_20_конец_20_списка" style:display-name="Сведения об авторе - конец списка" style:family="paragraph" style:parent-style-name="Сведения_20_об_20_авторе">
      <style:paragraph-properties fo:margin-top="0mm" fo:margin-bottom="3mm" loext:contextual-spacing="false"/>
    </style:style>
    <style:style style:name="Автор_20_по-английски_20_-_20_перечень" style:display-name="Автор по-английски - перечень" style:family="paragraph" style:parent-style-name="Автор_20_по-английски">
      <style:paragraph-properties fo:margin-top="0mm" fo:margin-bottom="0mm" loext:contextual-spacing="false"/>
    </style:style>
    <style:style style:name="Сведения_20_об_20_авторе_20_-_20_перечень" style:display-name="Сведения об авторе - перечень" style:family="paragraph" style:parent-style-name="Сведения_20_об_20_авторе">
      <style:paragraph-properties fo:margin-top="0mm" fo:margin-bottom="4mm" loext:contextual-spacing="false"/>
    </style:style>
    <style:style style:name="Автор_20_со_20_шмуцем" style:display-name="Автор со шмуцем" style:family="paragraph" style:parent-style-name="Автор" style:next-style-name="Heading_20_2">
      <style:paragraph-properties fo:margin-top="0mm" fo:margin-bottom="0mm" loext:contextual-spacing="false"/>
    </style:style>
    <style:style style:name="Figure" style:family="paragraph" style:parent-style-name="Caption" style:class="extra"/>
    <style:style style:name="Заголовок_20_3_20_англ" style:display-name="Заголовок 3 англ" style:family="paragraph" style:parent-style-name="Heading_20_3" style:next-style-name="Text_20_body" style:default-outline-level="" style:list-style-name="">
      <style:text-properties fo:font-size="12pt"/>
    </style:style>
    <style:style style:name="Заголовок_20_2_20_некролог_20_картинка" style:display-name="Заголовок 2 некролог картинка" style:family="paragraph" style:parent-style-name="Заголовок_20_2_20_некролог" style:default-outline-level="" style:list-style-name="">
      <loext:graphic-properties draw:fill="none" draw:fill-color="#729fcf"/>
      <style:paragraph-properties fo:margin-left="0mm" fo:margin-right="0mm" fo:margin-top="20mm" fo:margin-bottom="6.51mm" loext:contextual-spacing="false" fo:line-height="100%" fo:text-align="center" style:justify-single-word="false" fo:orphans="2" fo:widows="2" style:register-true="true" fo:text-indent="0mm" style:auto-text-indent="false" fo:background-color="transparent" style:shadow="none" fo:keep-with-next="always" text:number-lines="true" text:line-number="0" style:writing-mode="page">
        <style:tab-stops/>
      </style:paragraph-properties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3" fo:font-family="'IPH Lib Serif'" style:font-family-generic="roman" style:font-pitch="variable" fo:font-style="italic" style:font-style-asian="italic" style:font-name-complex="IPH Lib Serif3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3" fo:font-family="'IPH Lib Serif'" style:font-family-generic="roman" style:font-pitch="variable" style:text-underline-style="none" style:font-name-complex="IPH Lib Serif3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IPH Lib Serif3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3" fo:font-family="'IPH Lib Serif'" style:font-family-generic="roman" style:font-pitch="variable" fo:font-size="10pt" fo:language="ru" fo:country="RU" style:font-size-asian="10pt" style:font-name-complex="IPH Lib Serif3" style:font-family-complex="'IPH Lib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Lib Serif" fo:font-family="'IPH Lib Serif'" style:font-style-name="Regular" style:font-pitch="variable"/>
    </style:style>
    <style:style style:name="Character_5f_20_5f_style" style:display-name="Character_20_style" style:family="text">
      <style:text-properties fo:language="en" fo:country="US"/>
    </style:style>
    <style:style style:name="Сноска" style:family="text">
      <style:text-properties style:font-name="IPH Lib Serif5" fo:font-family="'IPH Lib Serif'" style:font-style-name="Обычный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4mm" fo:margin-left="11.01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2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5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7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0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3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95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8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1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IPH Lib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IPH Lib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131mm" style:rel-width="100%" table:align="center" style:writing-mode="page"/>
    </style:style>
    <style:style style:name="Таблица2.A" style:family="table-column">
      <style:table-column-properties style:column-width="65.49mm" style:rel-column-width="3685*"/>
    </style:style>
    <style:style style:name="Таблица2.B" style:family="table-column">
      <style:table-column-properties style:column-width="65.51mm" style:rel-column-width="3686*"/>
    </style:style>
    <style:style style:name="Таблица2.A1" style:family="table-cell">
      <style:table-cell-properties fo:padding="0mm" fo:border="none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7029*"/>
    </style:style>
    <style:style style:name="Таблица9.B" style:family="table-column">
      <style:table-column-properties style:rel-column-width="342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0" style:family="table">
      <style:table-properties style:rel-width="100%" table:align="center" style:writing-mode="page"/>
    </style:style>
    <style:style style:name="Таблица10.A" style:family="table-column">
      <style:table-column-properties style:rel-column-width="360*"/>
    </style:style>
    <style:style style:name="Таблица10.B" style:family="table-column">
      <style:table-column-properties style:rel-column-width="6840*"/>
    </style:style>
    <style:style style:name="Таблица10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1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18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P19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0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fo:language="en" fo:country="US" officeooo:rsid="02982335"/>
    </style:style>
    <style:style style:name="MT7" style:family="text">
      <style:text-properties officeooo:rsid="01a93755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413-9084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9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0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1">ISSN <text:span text:style-name="MT4">2413-9084</text:span>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MP12">Философия науки и техники</text:p>
              <text:p text:style-name="MP13"><text:variable-get text:name="Год" style:data-style-name="N0">2019</text:variable-get>. Т. <text:variable-get text:name="Том" style:data-style-name="N0">24</text:variable-get>. № <text:variable-get text:name="Номер" style:data-style-name="N0">1</text:variable-get>. С. <text:page-number text:select-page="current">5</text:page-number>–<text:user-field-get text:name="article1LastPage">6</text:user-field-get></text:p>
              <text:p text:style-name="MP14"/>
            </table:table-cell>
            <table:table-cell table:style-name="Таблица2.A1" office:value-type="string">
              <text:p text:style-name="MP15">Philosophy of Science and Technology</text:p>
              <text:p text:style-name="MP16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, pp. <text:page-number text:select-page="current">5</text:page-number>–</text:p>
              <text:p text:style-name="MP17">DOI: <text:span text:style-name="MT7">10.21146/2413-9084-</text:span><text:variable-get text:name="Год" style:data-style-name="N0">2019</text:variable-get>-<text:variable-get text:name="Том" style:data-style-name="N0">24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user-field-decls>
          <text:user-field-decl office:value-type="string" office:string-value="" text:name="author1Copyright"/>
        </text:user-field-decls>
        <text:p text:style-name="MP18"><text:user-field-get text:name="author1Copyright"/></text:p>
      </style:footer>
    </style:master-page>
    <style:master-page style:name="Страница_20_статьи" style:display-name="Страница статьи" style:page-layout-name="Mpm14">
      <style:header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Верхний_20_колонтитул_20_правая_20_страница"/>
            </table:table-cell>
            <table:table-cell table:style-name="Таблица9.A1" office:value-type="string">
              <text:p text:style-name="MP19"><text:page-number text:select-page="current">0</text:page-number></text:p>
            </table:table-cell>
          </table:table-row>
        </table:table>
      </style:header>
      <style:header-left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20"><text:page-number text:select-page="current">0</text:page-number></text:p>
            </table:table-cell>
            <table:table-cell table:style-name="Таблица10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14H43M53S</meta:editing-duration>
    <meta:editing-cycles>88</meta:editing-cycles>
    <dc:date>2019-06-03T13:26:10.614478097</dc:date>
    <meta:document-statistic meta:table-count="7" meta:image-count="0" meta:object-count="0" meta:page-count="7" meta:paragraph-count="144" meta:word-count="1732" meta:character-count="13385" meta:non-whitespace-character-count="11790"/>
    <meta:user-defined meta:name="DocumentEncoding">utf-8</meta:user-defined>
    <meta:user-defined meta:name="HTML" meta:value-type="boolean">true</meta:user-defined>
    <meta:template xlink:type="simple" xlink:actuate="onRequest" xlink:title="ФНиТ" xlink:href="../../../Рабочий%20стол/Новая%20папка/ФНиТ.ott" meta:date="2019-03-28T20:08:47.937292167"/>
  </office:meta>
</office:document-meta>
</file>